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cCodec.write( JSONSerializer serializer , Object object , Object fieldName , Type fieldType , int features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6">
            <text:p text:style-name="Table_20_Contents">6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MiscCodec.toString( org . w3c . dom .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iscCodec.writeIterator( JSONSerializer serializer , SerializeWriter out , Iterator &lt; ? &gt; 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iscCodec.deserialze( DefaultJSONParser parser , Type clazz , Object fieldName )</text:p>
          </table:table-cell>
          <table:table-cell office:value-type="float" office:value="49">
            <text:p text:style-name="Table_20_Contents">49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62">
            <text:p text:style-name="Table_20_Contents">162</text:p>
          </table:table-cell>
        </table:table-row>
        <table:table-row>
          <table:table-cell office:value-type="string">
            <text:p text:style-name="Table_20_Contents">Misc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